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imbusRomNo9L-Regu" svg:font-family="NimbusRomNo9L-Regu"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8.573cm" fo:margin-top="0cm" fo:margin-bottom="0cm" table:align="center" style:writing-mode="page"/>
    </style:style>
    <style:style style:name="Table1.A" style:family="table-column">
      <style:table-column-properties style:column-width="1.268cm"/>
    </style:style>
    <style:style style:name="Table1.B" style:family="table-column">
      <style:table-column-properties style:column-width="4.128cm"/>
    </style:style>
    <style:style style:name="Table1.C" style:family="table-column">
      <style:table-column-properties style:column-width="1.588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0.25pt solid #000000"/>
    </style:style>
    <style:style style:name="Table1.A2" style:family="table-cell">
      <style:table-cell-properties fo:padding-left="0.191cm" fo:padding-right="0.191cm" fo:padding-top="0cm" fo:padding-bottom="0cm" fo:border="0.25pt solid #000000"/>
    </style:style>
    <style:style style:name="Table1.3" style:family="table-row">
      <style:table-row-properties style:min-row-height="0.564cm" fo:keep-together="auto"/>
    </style:style>
    <style:style style:name="P1" style:family="paragraph" style:parent-style-name="paper_20_title">
      <style:paragraph-properties fo:margin-top="0cm" fo:margin-bottom="0.494cm" style:contextual-spacing="false"/>
    </style:style>
    <style:style style:name="P2" style:family="paragraph" style:parent-style-name="Author">
      <style:paragraph-properties fo:margin-top="0.494cm" fo:margin-bottom="0.494cm" style:contextual-spacing="false" fo:line-height="50%"/>
    </style:style>
    <style:style style:name="P3" style:family="paragraph" style:parent-style-name="Author">
      <style:paragraph-properties fo:margin-top="0.494cm" fo:margin-bottom="0.071cm" style:contextual-spacing="false" fo:break-before="column"/>
      <style:text-properties officeooo:paragraph-rsid="00076158"/>
    </style:style>
    <style:style style:name="P4" style:family="paragraph" style:parent-style-name="Author">
      <style:paragraph-properties fo:margin-top="0.494cm" fo:margin-bottom="0.071cm" style:contextual-spacing="false"/>
      <style:text-properties officeooo:paragraph-rsid="00076158"/>
    </style:style>
    <style:style style:name="P5" style:family="paragraph" style:parent-style-name="Standard">
      <style:paragraph-properties fo:margin-top="0cm" fo:margin-bottom="0cm" style:contextual-spacing="false" fo:text-indent="0cm" style:auto-text-indent="false" fo:break-before="column"/>
    </style:style>
    <style:style style:name="P6" style:family="paragraph" style:parent-style-name="Standard">
      <style:paragraph-properties fo:margin-top="0cm" fo:margin-bottom="0cm" style:contextual-spacing="false" fo:break-before="column"/>
    </style:style>
    <style:style style:name="P7" style:family="paragraph" style:parent-style-name="Heading_20_1">
      <style:paragraph-properties fo:text-indent="0cm" style:auto-text-indent="false"/>
    </style:style>
    <style:style style:name="P8" style:family="paragraph" style:parent-style-name="bullet_20_list" style:list-style-name="WWNum1">
      <style:paragraph-properties fo:margin-left="1.016cm" fo:text-indent="-0.508cm" style:auto-text-indent="false"/>
    </style:style>
    <style:style style:name="P9" style:family="paragraph" style:parent-style-name="sponsors">
      <style:paragraph-properties fo:text-indent="0.51cm" style:auto-text-indent="false" fo:padding-left="0cm" fo:padding-right="0cm" fo:padding-top="0.071cm" fo:padding-bottom="0cm" fo:border="none"/>
    </style:style>
    <style:style style:name="P10" style:family="paragraph" style:parent-style-name="Heading_20_3">
      <style:paragraph-properties fo:text-indent="0.508cm" style:auto-text-indent="false"/>
    </style:style>
    <style:style style:name="P11" style:family="paragraph" style:parent-style-name="Heading_20_4">
      <style:paragraph-properties fo:text-indent="0.889cm" style:auto-text-indent="false"/>
    </style:style>
    <style:style style:name="P12" style:family="paragraph" style:parent-style-name="Standard">
      <style:paragraph-properties fo:text-align="start" style:justify-single-word="false"/>
      <style:text-properties fo:font-style="italic" style:font-style-asian="italic" style:font-style-complex="italic"/>
    </style:style>
    <style:style style:name="P13" style:family="paragraph" style:parent-style-name="table_20_head" style:list-style-name="WWNum9"/>
    <style:style style:name="P14" style:family="paragraph" style:parent-style-name="Standard">
      <style:text-properties fo:font-size="8pt" style:font-size-asian="8pt" style:font-size-complex="8pt"/>
    </style:style>
    <style:style style:name="P15" style:family="paragraph" style:parent-style-name="table_20_footnote" style:list-style-name="WWNum24">
      <style:paragraph-properties fo:margin-left="0.102cm" fo:text-indent="-0.051cm" style:auto-text-indent="false"/>
    </style:style>
    <style:style style:name="P16" style:family="paragraph" style:parent-style-name="figure_20_caption" style:list-style-name="WWNum2">
      <style:paragraph-properties fo:margin-left="0cm" fo:text-indent="0cm" style:auto-text-indent="false"/>
    </style:style>
    <style:style style:name="P17" style:family="paragraph" style:parent-style-name="references" style:list-style-name="WWNum8">
      <style:paragraph-properties fo:margin-left="0.624cm" fo:text-indent="-0.624cm" style:auto-text-indent="false"/>
    </style:style>
    <style:style style:name="P18" style:family="paragraph" style:parent-style-name="references" style:list-style-name="">
      <style:paragraph-properties fo:margin-left="0.624cm" fo:text-indent="0cm" style:auto-text-indent="false"/>
    </style:style>
    <style:style style:name="P19" style:family="paragraph" style:parent-style-name="references" style:list-style-name="">
      <style:paragraph-properties fo:margin-left="0.635cm" fo:text-indent="-0.635cm" style:auto-text-indent="false"/>
    </style:style>
    <style:style style:name="P20" style:family="paragraph" style:parent-style-name="references" style:list-style-name="">
      <style:paragraph-properties fo:margin-left="0.635cm" fo:line-height="100%" fo:text-align="center" style:justify-single-word="false" fo:text-indent="-0.635cm" style:auto-text-indent="false"/>
    </style:style>
    <style:style style:name="T1" style:family="text">
      <style:text-properties fo:language="pt" fo:country="BR"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fo:language="pt" fo:country="BR" officeooo:rsid="00076158" style:font-size-asian="9pt" style:font-size-complex="9pt"/>
    </style:style>
    <style:style style:name="T5" style:family="text">
      <style:text-properties fo:font-size="9pt" fo:language="pt" fo:country="BR" style:font-size-asian="9pt" style:font-size-complex="9pt"/>
    </style:style>
    <style:style style:name="T6" style:family="text">
      <style:text-properties fo:font-size="9pt" fo:language="pt" fo:country="BR" fo:font-style="italic" style:font-size-asian="9pt" style:font-style-asian="italic" style:font-size-complex="9pt"/>
    </style:style>
    <style:style style:name="T7" style:family="text">
      <style:text-properties style:text-position="super 58%" fo:font-size="9pt" fo:language="pt" fo:country="BR" officeooo:rsid="00076158"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style:font-size-asian="9pt" style:font-style-asian="italic" style:font-size-complex="9pt" style:font-style-complex="italic"/>
    </style:style>
    <style:style style:name="T10" style:family="text">
      <style:text-properties fo:font-style="italic" style:font-style-asian="italic" style:font-style-complex="italic"/>
    </style:style>
    <style:style style:name="T11" style:family="text">
      <style:text-properties fo:font-style="italic" fo:font-weight="bold" officeooo:rsid="0007c892"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officeooo:rsid="0007c892" style:font-style-asian="italic" style:font-style-complex="italic"/>
    </style:style>
    <style:style style:name="T14" style:family="text">
      <style:text-properties fo:font-style="italic" style:font-name-asian="MS Mincho" style:font-style-asian="italic"/>
    </style:style>
    <style:style style:name="T15" style:family="text">
      <style:text-properties fo:language="en" fo:country="US"/>
    </style:style>
    <style:style style:name="T16" style:family="text">
      <style:text-properties style:font-style-complex="italic"/>
    </style:style>
    <style:style style:name="T17" style:family="text">
      <style:text-properties style:font-name="Times New Roman1" fo:font-style="italic" style:font-style-asian="italic" style:font-name-complex="Times New Roman2"/>
    </style:style>
    <style:style style:name="T18" style:family="text">
      <style:text-properties style:font-name="Symbol1" fo:font-style="italic" style:font-style-asian="italic" style:font-name-complex="Symbol2" style:font-style-complex="italic"/>
    </style:style>
    <style:style style:name="T19" style:family="text">
      <style:text-properties style:text-position="sub 58%"/>
    </style:style>
    <style:style style:name="T20" style:family="text">
      <style:text-properties fo:font-weight="bold" style:font-weight-asian="bold"/>
    </style:style>
    <style:style style:name="T21" style:family="text">
      <style:text-properties fo:language="en" fo:country="US" fo:font-weight="bold" style:font-weight-asian="bold"/>
    </style:style>
    <style:style style:name="T22" style:family="text">
      <style:text-properties fo:font-style="normal" style:font-style-asian="normal"/>
    </style:style>
    <style:style style:name="T23" style:family="text">
      <style:text-properties fo:font-size="4pt" style:font-size-asian="4pt" style:font-size-complex="4pt"/>
    </style:style>
    <style:style style:name="T24" style:family="text">
      <style:text-properties style:text-position="super 58%"/>
    </style:style>
    <style:style style:name="T25" style:family="text">
      <style:text-properties fo:font-style="italic" style:font-style-asian="italic"/>
    </style:style>
    <style:style style:name="T26" style:family="text">
      <style:text-properties fo:font-variant="normal" fo:text-transform="none" fo:font-style="italic" style:font-style-asian="italic" style:font-style-complex="italic"/>
    </style:style>
    <style:style style:name="T27"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28" style:family="text">
      <style:text-properties fo:color="#ff0000" loext:opacity="100%" fo:font-size="10pt" fo:letter-spacing="-0.002cm" fo:font-weight="bold" style:font-name-asian="SimSun" style:font-size-asian="10pt" style:rfc-language-tag-asian="x-none" style:font-weight-asian="bold"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0cm" fo:border-left="none" fo:border-right="none" fo:border-top="0.51pt solid #000000" fo:border-bottom="none"/>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lassificação de Vegetais Utilizando Redes Neurais: Treinamento, Avaliação e Comparação de Modelos</text:span></text:p>
      <text:p text:style-name="P2" loext:marker-style-name="T2"><text:span text:style-name="T3"/></text:p>
      <text:section text:style-name="Sect1" text:name="TextSection">
        <text:p text:style-name="P3"><text:span text:style-name="T4">Alexandre de Siqueira Melo Junior</text:span><text:span text:style-name="T5"> <text:line-break/></text:span><text:span text:style-name="T4">Departamentode BSI</text:span><text:span text:style-name="T5"><text:line-break/></text:span><text:span text:style-name="T4">Universidade Federal Rural de Pernambuco (UFRPE)</text:span><text:span text:style-name="T6"><text:line-break/></text:span><text:span text:style-name="T4">Recife, Brasil</text:span><text:span text:style-name="T5"><text:line-break/></text:span><text:a xlink:type="simple" xlink:href="mailto:xandymelo2@outlook.com.br" text:style-name="Internet_20_link" text:visited-style-name="Visited_20_Internet_20_Link"><text:span text:style-name="T4">xandymelo2@outlook.com.br</text:span></text:a></text:p>
        <text:p text:style-name="P4"><text:span text:style-name="T4">line 1: 2</text:span><text:span text:style-name="T7">rd</text:span><text:span text:style-name="T4"> Given Name Surname</text:span><text:span text:style-name="T3"><text:line-break/>line 2: </text:span><text:span text:style-name="T8">dept. name of organization</text:span><text:span text:style-name="T3"><text:line-break/></text:span><text:span text:style-name="T8">(of </text:span><text:span text:style-name="T9">Affiliation</text:span><text:span text:style-name="T8">)</text:span><text:span text:style-name="T3"><text:line-break/>line 3: </text:span><text:span text:style-name="T8">name of organization <text:line-break/>(of Affiliation)<text:line-break/></text:span><text:span text:style-name="T3">line 4: City, Country<text:line-break/>line 5: email address <text:s/>or ORCID</text:span></text:p>
        <text:p text:style-name="P5" loext:marker-style-name="T3"/>
      </text:section>
      <text:section text:style-name="Sect1" text:name="Section1">
        <text:p text:style-name="Standard"/>
        <text:p text:style-name="P6"/>
      </text:section>
      <text:section text:style-name="Sect2" text:name="Section2">
        <text:p text:style-name="Text_20_body" loext:marker-style-name="T10"><text:span text:style-name="Strong_20_Emphasis"><text:span text:style-name="T10">Abstract—</text:span></text:span><text:span text:style-name="T10"> Neural networks have become powerful tools for image classification tasks, especially in domains such as agriculture and food quality assessment. This study explores the classification of vegetable images using three different neural network architectures: a Convolutional Neural Network (CNN), an EfficientCNN, and a </text:span><text:span text:style-name="T11">(</text:span><text:span text:style-name="T12">third model to be defined</text:span><text:span text:style-name="T11">)</text:span><text:span text:style-name="T13">.</text:span><text:span text:style-name="T10"> To enhance model performance, various techniques such as </text:span><text:span text:style-name="T12">(</text:span><text:span text:style-name="Strong_20_Emphasis"><text:span text:style-name="T12">data augmentation, momentum, or other strategies</text:span></text:span><text:span text:style-name="T12">)</text:span><text:span text:style-name="T10"> are considered. The experiments evaluate the accuracy, training efficiency, and generalization ability of each model. The results highlight the impact of architectural choices and training strategies on classification performance. This study provides insights into optimizing neural networks for vegetable image recognition, contributing to advancements in automated food classification.</text:span></text:p>
        <text:p text:style-name="Text_20_body"><text:span text:style-name="Strong_20_Emphasis">Keywords—</text:span> Neural Networks, CNN, EfficientCNN, (<text:span text:style-name="Strong_20_Emphasis">Third Model</text:span>), (<text:span text:style-name="Strong_20_Emphasis">Training Strategies</text:span>), Image Classification.</text:p>
        <text:p text:style-name="Abstract" loext:marker-style-name="T10"><text:span text:style-name="T10"/></text:p>
        <text:h text:style-name="P7" text:outline-level="1">Introduction (<text:span text:style-name="T14">Heading 1</text:span>)</text:h>
        <text:p text:style-name="Text_20_body">This template, modified in MS Word 200<text:span text:style-name="T15">7</text:span> and saved as <text:span text:style-name="T15">a </text:span>“Word 97-2003 <text:span text:style-name="T15">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P7" text:outline-level="1">Ease of Use</text:h>
        <text:h text:style-name="Heading_20_2" text:outline-level="2">Selecting a Template (Heading 2)</text:h>
        <text:p text:style-name="Text_20_body">First, confirm that you have the correct template for your paper size. This template has been tailored for output on the <text:span text:style-name="T15">A4</text:span> paper size. If you are using <text:span text:style-name="T15">US letter</text:span>-sized paper, please close this file and download the <text:span text:style-name="T15">Microsoft Word, Letter </text:span>file.</text:p>
        <text:h text:style-name="Heading_20_2" text:outline-level="2">Maintaining the Integrity of the Specifications</text:h>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P7" text:outline-level="1">Prepare Your Paper Before Styling</text:h>
        <text:p text:style-name="Text_20_body" loext:marker-style-name="T15">Before you begin to format your paper, first write and save the content as a separate text file. <text:span text:style-name="T15">Complete all content and organizational editing before formatting. Please note sections A-D below for more information on proofreading, spelling and grammar.</text:span><text:span text:style-name="T15"/></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4013961641" text:style-name="WWNum1">
          <text:list-item>
            <text:p text:style-name="P8">Use either SI (MKS) or CGS as primary units. (SI units are encouraged.) English units may be used as secondary units (in parentheses). An exception would be the use of English units as identifiers in trade, such as “3.5-inch disk drive”.</text:p>
          </text:list-item>
          <text:list-item>
            <text:p text:style-name="P8">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8">Do not mix complete spellings and abbreviations of units: “Wb/m2” or “webers per square meter”, not “webers/m2”. <text:s/>Spell out units when they appear in text: “. . . a few henries”, not “. . . a few H”.</text:p>
          </text:list-item>
          <text:list-item>
            <text:p text:style-name="P8"><draw:frame draw:style-name="fr1" draw:name="Frame1" text:anchor-type="paragraph" svg:x="1.619cm" svg:y="26.672cm" draw:z-index="0"><draw:text-box fo:min-height="0cm" fo:min-width="0.041cm"><text:p text:style-name="P9">Identify applicable funding agency here. <text:span text:style-name="T16">If none, delete this text box.</text:span></text:p></draw:text-box></draw:frame>Use a zero before decimal points: “0.25”, not “.25”. Use “cm3”, not “cc”. (<text:span text:style-name="T10">bullet list</text:span>)</text:p>
          </text:list-item>
        </text:list>
        <text:h text:style-name="Heading_20_2" text:outline-level="2">Equations</text:h>
        <text:p text:style-name="Text_20_body">The equations are an exception to the prescribed specifications of this template. You will need to determine <text:soft-page-break/>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 loext:marker-style-name="T15">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5">:</text:span><text:span text:style-name="T15"/></text:p>
        <text:p text:style-name="equation"><text:tab/><text:span text:style-name="T17">a</text:span><text:span text:style-name="T17">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continue-numbering="true" text:style-name="WWNum1">
          <text:list-item>
            <text:p text:style-name="P8">The word “data” is plural, not singular.</text:p>
          </text:list-item>
          <text:list-item>
            <text:p text:style-name="P8">The subscript for the permeability of vacuum <text:span text:style-name="T18"></text:span><text:span text:style-name="T19">0</text:span>, and other common scientific constants, is zero with subscript formatting, not a lowercase letter “o”.</text:p>
          </text:list-item>
          <text:list-item>
            <text:p text:style-name="P8">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8">A graph within a graph is an “inset”, not an “insert”. The word alternatively is preferred to the word “alternately” (unless you really mean something that alternates).</text:p>
          </text:list-item>
          <text:list-item>
            <text:p text:style-name="P8">Do not use the word “essentially” to mean “approximately” or “effectively”.</text:p>
          </text:list-item>
          <text:list-item>
            <text:p text:style-name="P8">In your paper title, if the words “that uses” can accurately replace the word “using”, capitalize the “u”; if not, keep using lower-cased.</text:p>
          </text:list-item>
          <text:list-item>
            <text:p text:style-name="P8">Be aware of the different meanings of the homophones “affect” and “effect”, “complement” and “compliment”, “discreet” and “discrete”, “principal” and “principle”.</text:p>
          </text:list-item>
          <text:list-item>
            <text:p text:style-name="P8">Do not confuse “imply” and “infer”.</text:p>
          </text:list-item>
          <text:list-item>
            <text:p text:style-name="P8">The prefix “non” is not a word; it should be joined to the word it modifies, usually without a hyphen.</text:p>
          </text:list-item>
          <text:list-item>
            <text:p text:style-name="P8">There is no period after the “et” in the Latin abbreviation “et al.”.</text:p>
          </text:list-item>
          <text:list-item>
            <text:p text:style-name="P8">The abbreviation “i.e.” means “that is”, and the abbreviation “e.g.” means “for example”.</text:p>
          </text:list-item>
        </text:list>
        <text:p text:style-name="Text_20_body">An excellent style manual for science writers is [7].</text:p>
        <text:h text:style-name="P7"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0">The template is designed</text:span><text:span text:style-name="T21"> for,</text:span><text:span text:style-name="T20"> but not limited to</text:span><text:span text:style-name="T21">, six authors.</text:span><text:span text:style-name="T15">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5"> </text:span>Please keep your affiliations as succinct as possible (for example, do not differentiate among departments of the same organization).</text:p>
        <text:h text:style-name="P10" text:outline-level="3">For papers with more than six authors: <text:span text:style-name="T22">Add author names horizontally, moving to a third row if needed for more than 8 authors.</text:span></text:h>
        <text:h text:style-name="P10" text:outline-level="3">For papers with less than six authors: <text:span text:style-name="T22">To change the default, adjust the template as follows.</text:span></text:h>
        <text:h text:style-name="P11" text:outline-level="4">Selection: <text:span text:style-name="T22">Highlight all author and affiliation lines.</text:span></text:h>
        <text:h text:style-name="P11" text:outline-level="4">Change number of columns: <text:span text:style-name="T22">Select the Columns icon from the MS Word Standard toolbar and then select the correct number of columns from the selection palette.</text:span></text:h>
        <text:h text:style-name="P11" text:outline-level="4" loext:marker-style-name="T22">Deletion: <text:span text:style-name="T22">Delete the author and affiliation lines for the extra authors.</text:span><text:span text:style-name="T22"/></text:h>
        <text:p text:style-name="P12" loext:marker-style-name="T10"/>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P11" text:outline-level="4"><text:s/>Positioning Figures and Tables: <text:span text:style-name="T22">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Num9">
          <text:list-item>
            <text:p text:style-name="P13"><text:soft-page-break/>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2"/>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 loext:marker-style-name="T23">copy<text:span text:style-name="T23"/></text:p>
            </table:table-cell>
            <table:table-cell table:style-name="Table1.A1" office:value-type="string">
              <text:p text:style-name="table_20_copy">More table copy<text:span text:style-name="T24">a</text:span></text:p>
            </table:table-cell>
            <table:table-cell table:style-name="Table1.A1" office:value-type="string">
              <text:p text:style-name="P14" loext:marker-style-name="T2"/>
            </table:table-cell>
            <table:table-cell table:style-name="Table1.A1" office:value-type="string">
              <text:p text:style-name="P14" loext:marker-style-name="T2"/>
            </table:table-cell>
          </table:table-row>
        </table:table>
        <text:list text:style-name="WWNum24">
          <text:list-item>
            <text:p text:style-name="P15">Sample of a Table footnote. (<text:span text:style-name="T25">Table footnote</text:span>)</text:p>
          </text:list-item>
        </text:list>
        <text:list text:style-name="WWNum2">
          <text:list-item>
            <text:p text:style-name="P16">Example of a figure caption. <text:span text:style-name="T16">(</text:span><text:span text:style-name="T10">figure caption</text:span><text:span text:style-name="T16">)</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10">(</text:span><text:span text:style-name="T26">Heading 5</text:span><text:span text:style-name="T10">)</text:span></text:h>
        <text:p text:style-name="Text_20_body">The preferred spelling of the word “acknowledgment” in America is without an “e” after the “g”. Avoid the stilted expression “<text:span text:style-name="T15">o</text:span>ne of us (R. B. G.) thanks ...<text:span text:style-name="T15">”. <text:s/></text:span>Instead, try “R. B. G. thanks...”.<text:span text:style-name="T15">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5"> </text:span>...”</text:p>
        <text:p text:style-name="Text_20_body">Number footnotes separately in superscripts. Place the actual footnote at the bottom of the column in which it was cited. Do not put footnotes in the<text:span text:style-name="T15"> abstract or</text:span> reference list. Use letters for table footnotes.</text:p>
        <text:p text:style-name="Text_20_body">Unless there are six authors or more give all authors<text:span text:style-name="T15">’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Num8">
          <text:list-item>
            <text:p text:style-name="P17"><text:span text:style-name="T10">Steinbrener, J., Posch, K., &amp; Leitner, R. (2019). Hyperspectral fruit and vegetable classification using convolutional neural networks. Computers and Electronics in Agriculture, 162, 364-372.</text:span></text:p>
          </text:list-item>
          <text:list-item>
            <text:p text:style-name="P17"/>
          </text:list-item>
        </text:list>
        <text:p text:style-name="P18"/>
        <text:p text:style-name="P19"/>
        <text:p text:style-name="P20" loext:marker-style-name="T27"><text:span text:style-name="T27">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8">may</text:span><text:span text:style-name="T27"> result in your paper not being published.</text:span></text:p>
      </text:section>
      <text:section text:style-name="Sect3" text:name="Section3">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imbusRomNo9L-Regu" svg:font-family="NimbusRomNo9L-Regu"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1.016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102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use-window-font-color="true" loext:opacity="0%"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1" fo:font-family="'Times New Roman'" style:font-family-generic="roman" style:font-pitch="variable"/>
    </style:style>
    <style:style style:name="ListLabel_20_87" style:display-name="ListLabel 8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8" style:display-name="ListLabel 88" style:family="text">
      <style:text-properties style:font-name="Times New Roman" fo:font-family="'Times New Roman'" style:font-pitch="variable"/>
    </style:style>
    <style:style style:name="ListLabel_20_89" style:display-name="ListLabel 89" style:family="text">
      <style:text-properties style:font-name="Times New Roman" fo:font-family="'Times New Roman'" style:font-pitch="variable"/>
    </style:style>
    <style:style style:name="ListLabel_20_90" style:display-name="ListLabel 90" style:family="text">
      <style:text-properties style:font-name="Times New Roman1" fo:font-family="'Times New Roman'" style:font-family-generic="roman" style:font-pitch="variable"/>
    </style:style>
    <style:style style:name="ListLabel_20_91" style:display-name="ListLabel 9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2" style:display-name="ListLabel 92" style:family="text">
      <style:text-properties style:font-name="Times New Roman" fo:font-family="'Times New Roman'" style:font-pitch="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1" fo:font-family="'Times New Roman'" style:font-family-generic="roman" style:font-pitch="variable"/>
    </style:style>
    <style:style style:name="ListLabel_20_96" style:display-name="ListLabel 96" style:family="text">
      <style:text-properties style:font-name="Times New Roman1" fo:font-family="'Times New Roman'" style:font-family-generic="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1" fo:font-family="'Times New Roman'" style:font-family-generic="roman" style:font-pitch="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1"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32"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3</meta:editing-cycles>
    <meta:creation-date>2024-07-16T13:42:00</meta:creation-date>
    <dc:date>2025-02-09T12:21:39.027329680</dc:date>
    <meta:editing-duration>PT14M30S</meta:editing-duration>
    <meta:document-statistic meta:table-count="1" meta:image-count="0" meta:object-count="0" meta:page-count="3" meta:paragraph-count="78" meta:word-count="2194" meta:character-count="13500" meta:non-whitespace-character-count="11427"/>
    <meta:generator>LibreOffice/24.8.4.2$Linux_X86_64 LibreOffice_project/480$Build-2</meta:generator>
  </office:meta>
</office:document-meta>
</file>